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e5f5e0" draw:marker-start-width="0.321cm" draw:marker-end-width="0.321cm" svg:stroke-opacity="100%" draw:fill="solid" draw:fill-color="#e5f5e0" draw:opacity="25%" draw:textarea-horizontal-align="justify" draw:textarea-vertical-align="top" draw:auto-grow-height="false" fo:min-height="8.85cm" fo:min-width="20.053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ee8c8" draw:marker-start-width="0.321cm" draw:marker-end-width="0.321cm" svg:stroke-opacity="100%" draw:fill="solid" draw:fill-color="#fee8c8" draw:opacity="40%" draw:textarea-horizontal-align="justify" draw:textarea-vertical-align="top" draw:auto-grow-height="false" fo:min-height="6.25cm" fo:min-width="20.05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ece7f2" draw:marker-start-width="0.321cm" draw:marker-end-width="0.321cm" svg:stroke-opacity="100%" draw:fill="solid" draw:fill-color="#ece7f2" draw:opacity="40%" draw:textarea-horizontal-align="justify" draw:textarea-vertical-align="top" draw:auto-grow-height="false" fo:min-height="10.65cm" fo:min-width="20.05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dbb84" draw:marker-start-width="0.321cm" draw:marker-end-width="0.321cm" svg:stroke-opacity="25%" draw:fill-color="#e34a33" draw:opacity="25%" draw:textarea-horizontal-align="justify" draw:textarea-vertical-align="middle" draw:auto-grow-height="false" fo:min-height="4.182cm" fo:min-width="4.33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223cm"/>
    </style:style>
    <style:style style:name="gr6" style:family="graphic" style:parent-style-name="standard">
      <style:graphic-properties svg:stroke-width="0.081cm" svg:stroke-color="#fdbb33" draw:marker-start-width="0.321cm" draw:marker-end-width="0.321cm" svg:stroke-opacity="25%" draw:fill-color="#e34a33" draw:opacity="25%" draw:textarea-horizontal-align="justify" draw:textarea-vertical-align="middle" draw:auto-grow-height="false" fo:min-height="4.182cm" fo:min-width="4.33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</style:style>
    <style:style style:name="gr8" style:family="graphic" style:parent-style-name="standard">
      <style:graphic-properties svg:stroke-width="0.081cm" svg:stroke-color="#a6bddb" draw:marker-start-width="0.321cm" draw:marker-end-width="0.321cm" svg:stroke-opacity="25%" draw:fill-color="#2b8cbe" draw:opacity="25%" draw:textarea-horizontal-align="justify" draw:textarea-vertical-align="middle" draw:auto-grow-height="false" fo:min-height="0.747cm" fo:min-width="16.904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6cm"/>
    </style:style>
    <style:style style:name="gr10" style:family="graphic" style:parent-style-name="standard">
      <style:graphic-properties svg:stroke-width="0.081cm" svg:stroke-color="#a6bddb" draw:marker-start-width="0.321cm" draw:marker-end-width="0.321cm" svg:stroke-opacity="25%" draw:fill-color="#2b8cbe" draw:opacity="25%" draw:textarea-horizontal-align="justify" draw:textarea-vertical-align="middle" draw:auto-grow-height="false" fo:min-height="4.284cm" fo:min-width="2.996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2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2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19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3cm"/>
    </style:style>
    <style:style style:name="gr15" style:family="graphic" style:parent-style-name="standard">
      <style:graphic-properties svg:stroke-width="0.081cm" svg:stroke-color="#a6c6db" draw:marker-start-width="0.321cm" draw:marker-end-width="0.321cm" svg:stroke-opacity="25%" draw:fill-color="#2b8cbe" draw:opacity="25%" draw:textarea-horizontal-align="justify" draw:textarea-vertical-align="middle" draw:auto-grow-height="false" fo:min-height="4.284cm" fo:min-width="2.996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4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555cm"/>
    </style:style>
    <style:style style:name="gr18" style:family="graphic" style:parent-style-name="standard">
      <style:graphic-properties draw:stroke="dash" draw:stroke-dash="Dashed_20__28_var_29_" svg:stroke-width="0.081cm" svg:stroke-color="#b2b2b2" draw:marker-start-width="0.321cm" draw:marker-end-width="0.321cm" draw:fill="none" draw:fill-color="#729fcf" draw:textarea-horizontal-align="justify" draw:textarea-vertical-align="middle" draw:auto-grow-height="false" fo:min-height="5.086cm" fo:min-width="12.236cm" fo:padding-top="0.165cm" fo:padding-bottom="0.165cm" fo:padding-left="0.29cm" fo:padding-right="0.29cm"/>
    </style:style>
    <style:style style:name="gr1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0" style:family="graphic" style:parent-style-name="standard">
      <style:graphic-properties svg:stroke-width="0.081cm" svg:stroke-color="#999999" draw:marker-start-width="0.321cm" draw:marker-end-width="0.321cm" draw:fill-color="#dddddd" draw:textarea-horizontal-align="justify" draw:textarea-vertical-align="middle" draw:auto-grow-height="false" fo:min-height="0.837cm" fo:min-width="4.093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93cm"/>
    </style:style>
    <style:style style:name="gr22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4.753cm" fo:min-width="4.501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ashed_20__28_var_29_" svg:stroke-width="0.053cm" svg:stroke-color="#b2b2b2" draw:marker-start-width="0.279cm" draw:marker-end-width="0.279cm" draw:fill="none" draw:fill-color="#729fcf" draw:textarea-horizontal-align="justify" draw:textarea-vertical-align="middle" draw:auto-grow-height="false" fo:min-height="6.35cm" fo:min-width="4.501cm" fo:padding-top="0.151cm" fo:padding-bottom="0.151cm" fo:padding-left="0.276cm" fo:padding-right="0.276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5f5e0" draw:opacity="25%"/>
      <style:paragraph-properties fo:text-align="center"/>
      <style:text-properties style:font-name="Calibri" fo:font-weight="bold" style:font-weight-asian="bold" style:font-weight-complex="bold"/>
    </style:style>
    <style:style style:name="P3" style:family="paragraph">
      <loext:graphic-properties draw:fill="solid" draw:fill-color="#fee8c8" draw:opacity="40%"/>
      <style:paragraph-properties fo:text-align="center"/>
      <style:text-properties style:font-name="Calibri" fo:font-weight="bold" style:font-weight-asian="bold" style:font-weight-complex="bold"/>
    </style:style>
    <style:style style:name="P4" style:family="paragraph">
      <loext:graphic-properties draw:fill="solid" draw:fill-color="#ece7f2" draw:opacity="40%"/>
      <style:paragraph-properties fo:text-align="center"/>
      <style:text-properties style:font-name="Calibri" fo:font-weight="bold" style:font-weight-asian="bold" style:font-weight-complex="bold"/>
    </style:style>
    <style:style style:name="P5" style:family="paragraph">
      <loext:graphic-properties draw:fill-color="#e34a33" draw:opacity="25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 Black" fo:font-size="14pt" fo:font-weight="bold" style:font-weight-asian="bold" style:font-weight-complex="bold"/>
    </style:style>
    <style:style style:name="P7" style:family="paragraph">
      <loext:graphic-properties draw:fill-color="#2b8cbe" draw:opacity="25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14pt"/>
    </style:style>
    <style:style style:name="P9" style:family="paragraph">
      <loext:graphic-properties draw:fill="none" draw:fill-color="#ffffff"/>
      <style:paragraph-properties fo:text-align="center"/>
      <style:text-properties style:font-name="Calibri" fo:font-size="16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Calibr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20.553cm" svg:height="9.1cm" svg:x="0.295cm" svg:y="18.5cm">
          <text:p text:style-name="P1"><text:span text:style-name="T1">NETWORK FE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0.553cm" svg:height="6.5cm" svg:x="0.3cm" svg:y="0.5cm">
          <text:p text:style-name="P1"><text:span text:style-name="T1">ADMINISTRATIVE MAPZ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0.553cm" svg:height="10.9cm" svg:x="0.295cm" svg:y="7.3cm">
          <text:p text:style-name="P1"><text:span text:style-name="T1">FUNCTIONAL MAPZ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4" draw:text-style-name="P5" xml:id="id13" draw:id="id13" draw:layer="layout" svg:width="5.4cm" svg:height="5cm" svg:x="4.8cm" svg:y="1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6" draw:layer="layout" svg:width="4.968cm" svg:height="4.473cm" svg:x="5.016cm" svg:y="1.927cm">
              <draw:text-box>
                <text:p text:style-name="P1"><text:span text:style-name="T2">Municipality</text:span></text:p>
              </draw:text-box>
            </draw:frame>
          </draw:g>
          <draw:g>
            <draw:custom-shape draw:style-name="gr6" draw:text-style-name="P5" xml:id="id5" draw:id="id5" draw:layer="layout" svg:width="5.4cm" svg:height="5cm" svg:x="11.401cm" svg:y="1.6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6" xml:id="id1" draw:id="id1" draw:layer="layout" svg:width="4.968cm" svg:height="1.4cm" svg:x="11.617cm" svg:y="2.1cm">
              <draw:text-box>
                <text:p text:style-name="P1"><text:span text:style-name="T2">Macroexploitation</text:span></text:p>
              </draw:text-box>
            </draw:frame>
            <draw:frame draw:style-name="gr7" draw:text-style-name="P6" xml:id="id2" draw:id="id2" draw:layer="layout" svg:width="4.968cm" svg:height="1.4cm" svg:x="11.617cm" svg:y="4.9cm">
              <draw:text-box>
                <text:p text:style-name="P1"><text:span text:style-name="T2">Exploitation</text:span></text:p>
              </draw:text-box>
            </draw:frame>
          </draw:g>
        </draw:g>
        <draw:g xml:id="id11" draw:id="id11">
          <draw:custom-shape draw:style-name="gr8" draw:text-style-name="P7" draw:layer="layout" svg:width="17.6cm" svg:height="1.193cm" svg:x="1.8cm" svg:y="16.5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8" draw:layer="layout" svg:width="16.192cm" svg:height="1.146cm" svg:x="2.504cm" svg:y="16.554cm">
            <draw:text-box>
              <text:p text:style-name="P1"><text:span text:style-name="T3">Minsector</text:span></text:p>
            </draw:text-box>
          </draw:frame>
        </draw:g>
        <draw:g xml:id="id15" draw:id="id15">
          <draw:custom-shape draw:style-name="gr10" draw:text-style-name="P7" draw:layer="layout" svg:width="3.962cm" svg:height="5cm" svg:x="1.738cm" svg:y="9.60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9" xml:id="id9" draw:id="id9" draw:layer="layout" svg:width="3.646cm" svg:height="1.402cm" svg:x="1.896cm" svg:y="10cm">
            <draw:text-box>
              <text:p text:style-name="P1"><text:span text:style-name="T4">Macrosector</text:span></text:p>
            </draw:text-box>
          </draw:frame>
          <draw:frame draw:style-name="gr12" draw:text-style-name="P10" xml:id="id10" draw:id="id10" draw:layer="layout" svg:width="3.646cm" svg:height="1.202cm" svg:x="1.896cm" svg:y="13cm">
            <draw:text-box>
              <text:p text:style-name="P1"><text:span text:style-name="T2">Sector</text:span></text:p>
            </draw:text-box>
          </draw:frame>
        </draw:g>
        <draw:g xml:id="id16" draw:id="id16">
          <draw:g>
            <draw:custom-shape draw:style-name="gr10" draw:text-style-name="P7" draw:layer="layout" svg:width="3.962cm" svg:height="5cm" svg:x="6.638cm" svg:y="9.6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8" xml:id="id3" draw:id="id3" draw:layer="layout" svg:width="3.646cm" svg:height="1.269cm" svg:x="6.796cm" svg:y="10.131cm">
              <draw:text-box>
                <text:p text:style-name="P1"><text:span text:style-name="T3">Macrodqa</text:span></text:p>
              </draw:text-box>
            </draw:frame>
            <draw:frame draw:style-name="gr14" draw:text-style-name="P8" xml:id="id4" draw:id="id4" draw:layer="layout" svg:width="3.646cm" svg:height="1.403cm" svg:x="6.796cm" svg:y="12.9cm">
              <draw:text-box>
                <text:p text:style-name="P1"><text:span text:style-name="T3">Dqa</text:span></text:p>
              </draw:text-box>
            </draw:frame>
          </draw:g>
          <draw:g>
            <draw:custom-shape draw:style-name="gr15" draw:text-style-name="P7" draw:layer="layout" svg:width="3.962cm" svg:height="5cm" svg:x="10.938cm" svg:y="9.6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6" draw:text-style-name="P8" xml:id="id7" draw:id="id7" draw:layer="layout" svg:width="3.646cm" svg:height="1.404cm" svg:x="11.096cm" svg:y="10cm">
              <draw:text-box>
                <text:p text:style-name="P1"><text:span text:style-name="T3">Macrodma</text:span></text:p>
              </draw:text-box>
            </draw:frame>
            <draw:frame draw:style-name="gr16" draw:text-style-name="P6" xml:id="id8" draw:id="id8" draw:layer="layout" svg:width="3.646cm" svg:height="1.404cm" svg:x="11.096cm" svg:y="12.9cm">
              <draw:text-box>
                <text:p text:style-name="P1"><text:span text:style-name="T2">Dma</text:span></text:p>
              </draw:text-box>
            </draw:frame>
          </draw:g>
          <draw:g>
            <draw:custom-shape draw:style-name="gr10" draw:text-style-name="P7" draw:layer="layout" svg:width="3.962cm" svg:height="5cm" svg:x="15.238cm" svg:y="9.6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7" draw:text-style-name="P8" draw:layer="layout" svg:width="3.646cm" svg:height="4.805cm" svg:x="15.396cm" svg:y="9.8cm">
              <draw:text-box>
                <text:p text:style-name="P1"><text:span text:style-name="T3">Presszone</text:span></text:p>
              </draw:text-box>
            </draw:frame>
          </draw:g>
          <draw:custom-shape draw:style-name="gr18" draw:text-style-name="P11" xml:id="id6" draw:id="id6" draw:layer="layout" svg:width="13.4cm" svg:height="6cm" svg:x="6.2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9" draw:text-style-name="P12" draw:layer="layout" svg:x1="14.101cm" svg:y1="3.5cm" svg:x2="14.101cm" svg:y2="4.9cm" draw:start-shape="id1" draw:start-glue-point="2" draw:end-shape="id2" draw:end-glue-point="0" svg:d="M14101 3500v1400" svg:viewBox="0 0 1 1401">
          <text:p/>
        </draw:connector>
        <draw:connector draw:style-name="gr19" draw:text-style-name="P12" draw:layer="layout" svg:x1="8.619cm" svg:y1="11.4cm" svg:x2="8.619cm" svg:y2="12.9cm" draw:start-shape="id3" draw:start-glue-point="2" draw:end-shape="id4" draw:end-glue-point="0" svg:d="M8619 11400v1500" svg:viewBox="0 0 1 1501">
          <text:p/>
        </draw:connector>
        <draw:connector draw:style-name="gr19" draw:text-style-name="P12" draw:layer="layout" draw:line-skew="0.542cm" svg:x1="14.101cm" svg:y1="6.601cm" svg:x2="12.9cm" svg:y2="9.1cm" draw:start-shape="id5" draw:start-glue-point="2" draw:end-shape="id6" svg:d="M14101 6601v1792h-1201v707" svg:viewBox="0 0 1202 2500">
          <text:p/>
        </draw:connector>
        <draw:connector draw:style-name="gr19" draw:text-style-name="P12" draw:layer="layout" svg:x1="12.919cm" svg:y1="11.404cm" svg:x2="12.919cm" svg:y2="12.9cm" draw:start-shape="id7" draw:start-glue-point="2" draw:end-shape="id8" draw:end-glue-point="0" svg:d="M12919 11404v1496" svg:viewBox="0 0 1 1497">
          <text:p/>
        </draw:connector>
        <draw:connector draw:style-name="gr19" draw:text-style-name="P12" draw:layer="layout" svg:x1="3.719cm" svg:y1="11.402cm" svg:x2="3.719cm" svg:y2="13cm" draw:start-shape="id9" draw:start-glue-point="2" draw:end-shape="id10" draw:end-glue-point="0" svg:d="M3719 11402v1598" svg:viewBox="0 0 1 1599">
          <text:p/>
        </draw:connector>
        <draw:g>
          <draw:g xml:id="id12" draw:id="id12">
            <draw:g>
              <draw:custom-shape draw:style-name="gr20" draw:text-style-name="P13" draw:layer="layout" svg:width="4.799cm" svg:height="1.293cm" svg:x="4.4cm" svg:y="21.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8" draw:layer="layout" svg:width="4.415cm" svg:height="1.243cm" svg:x="4.592cm" svg:y="21.15cm">
                <draw:text-box>
                  <text:p text:style-name="P1"><text:span text:style-name="T3">Node</text:span></text:p>
                </draw:text-box>
              </draw:frame>
            </draw:g>
            <draw:g>
              <draw:custom-shape draw:style-name="gr20" draw:text-style-name="P13" draw:layer="layout" svg:width="4.799cm" svg:height="1.293cm" svg:x="4.4cm" svg:y="22.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8" draw:layer="layout" svg:width="4.415cm" svg:height="1.243cm" svg:x="4.592cm" svg:y="22.85cm">
                <draw:text-box>
                  <text:p text:style-name="P1"><text:span text:style-name="T3">Arc</text:span></text:p>
                </draw:text-box>
              </draw:frame>
            </draw:g>
            <draw:g>
              <draw:custom-shape draw:style-name="gr20" draw:text-style-name="P13" draw:layer="layout" svg:width="4.799cm" svg:height="1.293cm" svg:x="4.4cm" svg:y="24.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8" draw:layer="layout" svg:width="4.415cm" svg:height="1.243cm" svg:x="4.592cm" svg:y="24.55cm">
                <draw:text-box>
                  <text:p text:style-name="P1"><text:span text:style-name="T3">Connec</text:span></text:p>
                </draw:text-box>
              </draw:frame>
            </draw:g>
            <draw:custom-shape draw:style-name="gr22" draw:text-style-name="P11" draw:layer="layout" svg:width="5.599cm" svg:height="5.601cm" svg:x="4.001cm" svg:y="20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14" draw:id="id14">
            <draw:g>
              <draw:custom-shape draw:style-name="gr20" draw:text-style-name="P13" draw:layer="layout" svg:width="4.799cm" svg:height="1.293cm" svg:x="11.3cm" svg:y="20.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8" draw:layer="layout" svg:width="4.415cm" svg:height="1.243cm" svg:x="11.492cm" svg:y="20.25cm">
                <draw:text-box>
                  <text:p text:style-name="P1"><text:span text:style-name="T3">Psector</text:span></text:p>
                </draw:text-box>
              </draw:frame>
            </draw:g>
            <draw:g>
              <draw:custom-shape draw:style-name="gr20" draw:text-style-name="P13" draw:layer="layout" svg:width="4.799cm" svg:height="1.293cm" svg:x="11.3cm" svg:y="21.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8" draw:layer="layout" svg:width="4.415cm" svg:height="1.243cm" svg:x="11.492cm" svg:y="21.95cm">
                <draw:text-box>
                  <text:p text:style-name="P1"><text:span text:style-name="T3">Link</text:span></text:p>
                </draw:text-box>
              </draw:frame>
            </draw:g>
            <draw:g>
              <draw:custom-shape draw:style-name="gr20" draw:text-style-name="P13" draw:layer="layout" svg:width="4.799cm" svg:height="1.293cm" svg:x="11.3cm" svg:y="23.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8" draw:layer="layout" svg:width="4.415cm" svg:height="1.243cm" svg:x="11.492cm" svg:y="23.65cm">
                <draw:text-box>
                  <text:p text:style-name="P1"><text:span text:style-name="T3">Element</text:span></text:p>
                </draw:text-box>
              </draw:frame>
            </draw:g>
            <draw:g>
              <draw:custom-shape draw:style-name="gr20" draw:text-style-name="P13" draw:layer="layout" svg:width="4.799cm" svg:height="1.293cm" svg:x="11.3cm" svg:y="25.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8" draw:layer="layout" svg:width="4.415cm" svg:height="1.243cm" svg:x="11.492cm" svg:y="25.35cm">
                <draw:text-box>
                  <text:p text:style-name="P1"><text:span text:style-name="T3">Dimensions</text:span></text:p>
                </draw:text-box>
              </draw:frame>
            </draw:g>
            <draw:custom-shape draw:style-name="gr23" draw:text-style-name="P11" draw:layer="layout" svg:width="5.599cm" svg:height="7.198cm" svg:x="10.901cm" svg:y="19.8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onnector draw:style-name="gr19" draw:text-style-name="P12" draw:layer="layout" draw:line-skew="-1.007cm" svg:x1="10.6cm" svg:y1="17.7cm" svg:x2="6.8cm" svg:y2="20.7cm" draw:start-shape="id11" draw:start-glue-point="2" draw:end-shape="id12" draw:end-glue-point="0" svg:d="M10600 17700v500h-3800v2500" svg:viewBox="0 0 3801 3001">
          <text:p/>
        </draw:connector>
        <draw:connector draw:style-name="gr19" draw:text-style-name="P12" draw:layer="layout" draw:line-skew="-2.473cm" svg:x1="4.8cm" svg:y1="4.1cm" svg:x2="4.001cm" svg:y2="23.5cm" draw:start-shape="id13" draw:start-glue-point="3" draw:end-shape="id12" svg:d="M4800 4100h-3800v19400h3001" svg:viewBox="0 0 3801 19401">
          <text:p/>
        </draw:connector>
        <draw:connector draw:style-name="gr19" draw:text-style-name="P12" draw:layer="layout" draw:line-skew="2.857cm" svg:x1="16.801cm" svg:y1="4.101cm" svg:x2="16.5cm" svg:y2="23.401cm" draw:start-shape="id5" draw:start-glue-point="1" draw:end-shape="id14" svg:d="M16801 4101h3399v19300h-3700" svg:viewBox="0 0 3701 19301">
          <text:p/>
        </draw:connector>
        <draw:connector draw:style-name="gr24" draw:text-style-name="P12" draw:layer="layout" draw:line-skew="0.245cm" svg:x1="3.719cm" svg:y1="14.603cm" svg:x2="10.6cm" svg:y2="16.507cm" draw:start-shape="id15" draw:start-glue-point="2" draw:end-shape="id11" draw:end-glue-point="0" svg:d="M3719 14603v1197h6881v707" svg:viewBox="0 0 6882 1905">
          <text:p/>
        </draw:connector>
        <draw:connector draw:style-name="gr19" draw:text-style-name="P12" draw:layer="layout" svg:x1="12.9cm" svg:y1="15.1cm" svg:x2="10.6cm" svg:y2="16.507cm" draw:start-shape="id16" draw:start-glue-point="2" draw:end-shape="id11" draw:end-glue-point="0" svg:d="M12900 15100v704h-2300v703" svg:viewBox="0 0 2301 1408">
          <text:p/>
        </draw:connector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8cm" fo:margin-bottom="0cm" fo:text-indent="0cm"/>
      <style:text-properties fo:font-size="49.7999992370606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31cm" fo:margin-bottom="0cm" fo:text-indent="0cm"/>
      <style:text-properties fo:font-size="42.5999984741211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3cm" fo:margin-bottom="0cm" fo:text-indent="0cm"/>
      <style:text-properties fo:font-size="35.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redeterminado" style:page-layout-name="PM1" draw:style-name="Mdp1">
      <draw:frame presentation:style-name="Predeterminado-title" draw:layer="backgroundobjects" svg:width="18.9cm" svg:height="4.675cm" svg:x="1.047cm" svg:y="1.117cm" presentation:class="title" presentation:placeholder="true">
        <draw:text-box/>
      </draw:frame>
      <draw:frame presentation:style-name="Predeterminado-outline1" draw:layer="backgroundobjects" svg:width="18.9cm" svg:height="16.238cm" svg:x="1.047cm" svg:y="6.548cm" presentation:class="outline" presentation:placeholder="true">
        <draw:text-box/>
      </draw:frame>
      <draw:frame presentation:style-name="Mpr1" draw:text-style-name="MP2" draw:layer="backgroundobjects" svg:width="4.893cm" svg:height="1.93cm" svg:x="1.047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7cm" svg:height="1.93cm" svg:x="7.179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1.93cm" svg:x="15.054cm" svg:y="25.50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5:30:31.809000000</meta:creation-date>
    <dc:date>2020-11-16T09:17:01.432000000</dc:date>
    <meta:editing-duration>PT1H51M20S</meta:editing-duration>
    <meta:editing-cycles>8</meta:editing-cycles>
    <meta:generator>LibreOffice/6.0.5.2$Windows_X86_64 LibreOffice_project/54c8cbb85f300ac59db32fe8a675ff7683cd5a16</meta:generator>
    <meta:document-statistic meta:object-count="90"/>
  </office:meta>
</office:document-meta>
</file>